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6" style:family="table-cell" style:parent-style-name="Default">
      <style:table-cell-properties fo:background-color="#81d41a"/>
      <style:text-properties style:use-window-font-color="tru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56" style:family="table-cell" style:parent-style-name="Default" style:data-style-name="N72">
      <style:table-cell-properties fo:background-color="#81d41a"/>
    </style:style>
    <style:style style:name="ce57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58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72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70">
      <style:table-cell-properties fo:background-color="#81d41a"/>
    </style:style>
    <style:style style:name="ce26" style:family="table-cell" style:parent-style-name="Default" style:data-style-name="N70">
      <style:table-cell-properties fo:background-color="#81d41a"/>
      <style:text-properties style:use-window-font-color="true"/>
    </style:style>
    <style:style style:name="ce72" style:family="table-cell" style:parent-style-name="Default" style:data-style-name="N7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number-columns-repeated="2" table:default-cell-style-name="ce50"/>
        <table:table-column table:style-name="co6" table:default-cell-style-name="ce61"/>
        <table:table-column table:style-name="co6" table:default-cell-style-name="ce66"/>
        <table:table-row table:style-name="ro1">
          <table:table-cell table:style-name="ce49" office:value-type="string" calcext:value-type="string">
            <text:p>Feature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Original Estimative</text:p>
          </table:table-cell>
          <table:table-cell table:style-name="ce49" office:value-type="string" calcext:value-type="string">
            <text:p>Current Estimative</text:p>
          </table:table-cell>
          <table:table-cell table:style-name="ce49" office:value-type="string" calcext:value-type="string">
            <text:p>Spent</text:p>
          </table:table-cell>
          <table:table-cell table:style-name="ce49" office:value-type="string" calcext:value-type="string">
            <text:p>Remaining</text:p>
          </table:table-cell>
          <table:table-cell table:style-name="ce49" office:value-type="string" calcext:value-type="string">
            <text:p>Started</text:p>
          </table:table-cell>
          <table:table-cell table:style-name="ce49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formula="of:=[.D11]-[.E11]" office:value-type="float" office:value="0.75" calcext:value-type="float">
            <text:p>0,75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style-name="ce56"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 (??? we’re already initializing structs anyw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8]-[.E18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3" calcext:value-type="float">
            <text:p>3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style-name="ce58" office:value-type="date" office:date-value="2023-06-26T23:20:00" calcext:value-type="date">
            <text:p>26/06/23 23: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Make argument names work inside function sc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formula="of:=[.D23]-[.E23]" office:value-type="float" office:value="1.7" calcext:value-type="float">
            <text:p>1,7</text:p>
          </table:table-cell>
          <table:table-cell table:style-name="ce56" office:value-type="date" office:date-value="2023-06-28T19:40:00" calcext:value-type="date">
            <text:p>28/06/2023 19:40</text:p>
          </table:table-cell>
          <table:table-cell table:style-name="ce56" office:value-type="date" office:date-value="2023-06-28T21:00:00" calcext:value-type="date">
            <text:p>28/06/2023 21:00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Add support for functions taking ids as argument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1" table:formula="of:=[.D24]-[.E24]" office:value-type="float" office:value="-1" calcext:value-type="float">
            <text:p>-1</text:p>
          </table:table-cell>
          <table:table-cell table:style-name="ce59" office:value-type="date" office:date-value="2023-06-26T23:20:00" calcext:value-type="date">
            <text:p>26/06/23 23:20</text:p>
          </table:table-cell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writting to pointer: write (ptr int 0x0) 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.D25]-[.E25]" office:value-type="float" office:value="-1" calcext:value-type="float">
            <text:p>-1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reading from pointer: read (ptr int 0x0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6]-[.E26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to get pointer of variable: get ptr myva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7]-[.E27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read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1]-[.E31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write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2]-[.E3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get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3]-[.E3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of back-end f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Pointers support</text:p>
          </table:table-cell>
          <table:table-cell table:style-name="ce52" office:value-type="string" calcext:value-type="string">
            <text:p>offset back-end function for struct members (struct member access isn’t enough for the back-end to understand?)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35]-[.E35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6]-[.E36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7]-[.E37]" office:value-type="float" office:value="7" calcext:value-type="float">
            <text:p>7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[.D38]-[.E38]" office:value-type="float" office:value="1.4" calcext:value-type="float">
            <text:p>1,4</text:p>
          </table:table-cell>
          <table:table-cell table:style-name="ce58" office:value-type="date" office:date-value="2023-06-28T23:10:00" calcext:value-type="date">
            <text:p>28/06/23 23:10</text:p>
          </table:table-cell>
          <table:table-cell table:style-name="ce58" office:value-type="date" office:date-value="2023-06-28T23:50:00" calcext:value-type="date">
            <text:p>28/06/23 23:50</text:p>
          </table:table-cell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0]-[.E40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1]-[.E41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Plan it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2]-[.E4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Implement unbound polymorphism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3]-[.E4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Debugging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4]-[.E44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Buffer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5]-[.E45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writting to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[.D46]-[.E46]" office:value-type="float" office:value="2" calcext:value-type="float">
            <text:p>2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reading from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7]-[.E47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add to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8]-[.E48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subtract from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9]-[.E49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0]-[.E50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1]-[.E51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2]-[.E52]" office:value-type="float" office:value="0.75" calcext:value-type="float">
            <text:p>0,75</text:p>
          </table:table-cell>
          <table:table-cell table:style-name="ce58" office:value-type="date" office:date-value="2023-06-30T22:35:00" calcext:value-type="date">
            <text:p>30/06/23 22:35</text:p>
          </table:table-cell>
          <table:table-cell table:style-name="ce58" office:value-type="date" office:date-value="2023-06-30T22:45:00" calcext:value-type="date">
            <text:p>30/06/23 22:45</text:p>
          </table:table-cell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3]-[.E53]" office:value-type="float" office:value="0.75" calcext:value-type="float">
            <text:p>0,75</text:p>
          </table:table-cell>
          <table:table-cell table:style-name="ce58" office:value-type="date" office:date-value="2023-06-30T23:00:00" calcext:value-type="date">
            <text:p>30/06/23 23:00</text:p>
          </table:table-cell>
          <table:table-cell table:style-name="ce58" office:value-type="date" office:date-value="2023-06-30T23:15:00" calcext:value-type="date">
            <text:p>30/06/23 23:1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4]-[.E54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5]-[.E55]" office:value-type="float" office:value="1" calcext:value-type="float">
            <text:p>1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3" calcext:value-type="float">
            <text:p>3</text:p>
          </table:table-cell>
          <table:table-cell table:style-name="ce58" office:value-type="date" office:date-value="2023-07-02T15:45:00" calcext:value-type="date">
            <text:p>02/07/23 15:45</text:p>
          </table:table-cell>
          <table:table-cell table:style-name="ce58" office:value-type="date" office:date-value="2023-07-02T23:25:00" calcext:value-type="date">
            <text:p>02/07/23 23:2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7]-[.E57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8]-[.E5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Plan goto (maybe make it implicit)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59]-[.E59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Add goto function/internal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0]-[.E60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1]-[.E61]" office:value-type="float" office:value="3" calcext:value-type="float">
            <text:p>3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2]-[.E62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E63]" office:value-type="float" office:value="0" calcext:value-type="float">
            <text:p>0</text:p>
          </table:table-cell>
          <table:table-cell table:style-name="ce50"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 (added second value in return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E64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Default" office:value-type="string" calcext:value-type="string">
            <text:p>Exit + handle support</text:p>
          </table:table-cell>
          <table:table-cell table:style-name="Default" office:value-type="string" calcext:value-type="string">
            <text:p>Add panic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6]-[.E66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7]-[.E67]" office:value-type="float" office:value="6" calcext:value-type="float">
            <text:p>6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8]-[.E6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Hexadecimal numbers</text:p>
          </table:table-cell>
          <table:table-cell table:style-name="ce52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9]-[.E6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Octal numbers</text:p>
          </table:table-cell>
          <table:table-cell table:style-name="ce52" office:value-type="string" calcext:value-type="string">
            <text:p>Add syntax extension for octal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0]-[.E70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inary numbers</text:p>
          </table:table-cell>
          <table:table-cell table:style-name="ce52" office:value-type="string" calcext:value-type="string">
            <text:p>Add syntax extension for binary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1]-[.E71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2]-[.E72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3]-[.E73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if support</text:p>
          </table:table-cell>
          <table:table-cell table:style-name="ce52" office:value-type="string" calcext:value-type="string">
            <text:p>(Comparison requires implementation of low level operation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4]-[.E74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5]-[.E75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6]-[.E76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let support</text:p>
          </table:table-cell>
          <table:table-cell table:style-name="ce52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7]-[.E77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8]-[.E78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9]-[.E7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0]-[.E80]" office:value-type="float" office:value="0" calcext:value-type="float">
            <text:p>0</text:p>
          </table:table-cell>
          <table:table-cell/>
          <table:table-cell office:value-type="date" office:date-value="2023-07-09T02:35:00" calcext:value-type="date">
            <text:p>09/07/2023 02:35</text:p>
          </table:table-cell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82]-[.E82]" office:value-type="float" office:value="0" calcext:value-type="float">
            <text:p>0</text:p>
          </table:table-cell>
          <table:table-cell/>
          <table:table-cell office:value-type="string" calcext:value-type="string">
            <text:p>21/07/2023 22:00 – done other things as well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3]-[.E83]" office:value-type="float" office:value="8" calcext:value-type="float">
            <text:p>8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4]-[.E84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58" office:value-type="date" office:date-value="2023-07-21T22:00:00" calcext:value-type="date">
            <text:p>21/07/23 22:00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Buffer</text:p>
          </table:table-cell>
          <table:table-cell table:style-name="ce53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D90]-[.E90]" office:value-type="float" office:value="8" calcext:value-type="float">
            <text:p>8</text:p>
          </table:table-cell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1" office:value-type="date" office:date-value="2023-09-24T13:27:00" calcext:value-type="date">
            <text:p>24/09/23 13:27</text:p>
          </table:table-cell>
        </table:table-row>
        <table:table-row table:style-name="ro1">
          <table:table-cell office:value-type="string" calcext:value-type="string">
            <text:p>Separate function arguments using comma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Fix array declaration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Constant propagation to global Space in LLVM 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23-10-12T00:38:00" calcext:value-type="date">
            <text:p>12/10/23 00:38</text:p>
          </table:table-cell>
        </table:table-row>
        <table:table-row table:style-name="ro1">
          <table:table-cell office:value-type="string" calcext:value-type="string">
            <text:p>Turn scope into a dict</text:p>
          </table:table-cell>
          <table:table-cell table:number-columns-repeated="6"/>
          <table:table-cell table:style-name="ce71" office:value-type="date" office:date-value="2023-10-13T02:06:00" calcext:value-type="date">
            <text:p>13/10/23 02:06</text:p>
          </table:table-cell>
        </table:table-row>
        <table:table-row table:style-name="ro1">
          <table:table-cell office:value-type="string" calcext:value-type="string">
            <text:p>Remove forced_handler from scope and handler instan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23-10-13T02:15:00" calcext:value-type="date">
            <text:p>13/10/23 02:15</text:p>
          </table:table-cell>
        </table:table-row>
        <table:table-row table:style-name="ro1">
          <table:table-cell office:value-type="string" calcext:value-type="string">
            <text:p>Separate set and f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13-10-13T17:31:00" calcext:value-type="date">
            <text:p>13/10/13 17:31</text:p>
          </table:table-cell>
        </table:table-row>
        <table:table-row table:style-name="ro1">
          <table:table-cell table:style-name="ce6" office:value-type="string" calcext:value-type="string">
            <text:p>Add “stop at error” flag to tests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</table:table-row>
        <table:table-row table:style-name="ro1">
          <table:table-cell table:style-name="ce6" office:value-type="string" calcext:value-type="string">
            <text:p>Add autoclean to test/run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</table:table-row>
        <table:table-row table:style-name="ro1">
          <table:table-cell office:value-type="string" calcext:value-type="string">
            <text:p>Fix DEBUG</text:p>
          </table:table-cell>
          <table:table-cell table:number-columns-repeated="6"/>
          <table:table-cell table:style-name="ce26" office:value-type="date" office:date-value="2013-10-15T17:10:00" calcext:value-type="date">
            <text:p>15/10/13 17:10</text:p>
          </table:table-cell>
        </table:table-row>
        <table:table-row table:style-name="ro1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table:style-name="ce54" office:value-type="string" calcext:value-type="string">
            <text:p>Separate set and reassignment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2" office:value-type="string" calcext:value-type="string">
            <text:p>Change order of name and type in set</text:p>
          </table:table-cell>
          <table:table-cell table:style-name="ce52" table:number-columns-repeated="5"/>
          <table:table-cell table:style-name="ce62"/>
          <table:table-cell table:style-name="ce52"/>
        </table:table-row>
        <table:table-row table:style-name="ro1">
          <table:table-cell table:style-name="ce52" office:value-type="string" calcext:value-type="string">
            <text:p>Change order of name and mutdecl in set</text:p>
          </table:table-cell>
          <table:table-cell table:style-name="ce52" table:number-columns-repeated="5"/>
          <table:table-cell table:style-name="ce62"/>
          <table:table-cell table:style-name="ce52"/>
        </table:table-row>
        <table:table-row table:style-name="ro1">
          <table:table-cell table:style-name="Default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“internals” to “builtins”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Add “_invalid” to test names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Add check for spaces at beginning of lin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Check bug in get_element_value for functions set in different scop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<text:s/>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table:style-name="ce54" office:value-type="string" calcext:value-type="string">
            <text:p>Write LLVM Back-End: Receive arguments from command line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Debugging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72"/>
        </table:table-row>
        <table:table-row table:style-name="ro1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Planning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eta-test Exceptions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table:formula="of:=SUM([.C2:.C182])" office:value-type="float" office:value="604" calcext:value-type="float">
            <text:p>604</text:p>
          </table:table-cell>
          <table:table-cell table:style-name="Default" table:formula="of:=SUM([.D2:.D182])" office:value-type="float" office:value="472" calcext:value-type="float">
            <text:p>472</text:p>
          </table:table-cell>
          <table:table-cell table:style-name="Default" table:formula="of:=SUM([.E2:.E182])" office:value-type="float" office:value="31.65" calcext:value-type="float">
            <text:p>31,65</text:p>
          </table:table-cell>
          <table:table-cell table:style-name="Default" table:formula="of:=SUM([.F2:.F182])" office:value-type="float" office:value="440.35" calcext:value-type="float">
            <text:p>440,3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 table:style-name="ce49" office:value-type="string" calcext:value-type="string">
            <text:p>12h Week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[.C183]/12" office:value-type="float" office:value="50.3333333333333" calcext:value-type="float">
            <text:p>50,3333333333333</text:p>
          </table:table-cell>
          <table:table-cell table:style-name="Default" table:formula="of:=[.D183]/12" office:value-type="float" office:value="39.3333333333333" calcext:value-type="float">
            <text:p>39,333333333333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9" office:value-type="string" calcext:value-type="string">
            <text:p>Guesstima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7]/12" office:value-type="float" office:value="25" calcext:value-type="float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8]/4" office:value-type="float" office:value="6.25" calcext:value-type="float">
            <text:p>6,2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00:37:41.862623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10-17T20:24:55.201790949</dc:date>
    <meta:editing-duration>P15DT19H26M22S</meta:editing-duration>
    <meta:editing-cycles>75</meta:editing-cycles>
    <meta:generator>LibreOffice/7.6.1.1$Linux_X86_64 LibreOffice_project/60$Build-1</meta:generator>
    <meta:document-statistic meta:table-count="1" meta:cell-count="972" meta:object-count="0"/>
  </office:meta>
</office:document-meta>
</file>